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(ms)" table:style-name="ta1">
        <table:shapes>
          <draw:frame draw:z-index="0" draw:style-name="gr1" draw:text-style-name="P1" svg:width="16.008cm" svg:height="9.004cm" svg:x="17.236cm" svg:y="18.115cm">
            <draw:object draw:notify-on-update-of-ranges="'time (ms)'.A32:'time (ms)'.A34 'time (ms)'.B31:'time (ms)'.B31 'time (ms)'.B32:'time (ms)'.B34 'time (ms)'.C31:'time (ms)'.C31 'time (ms)'.C32:'time (ms)'.C34 'time (ms)'.D31:'time (ms)'.D31 'time (ms)'.D32:'time (ms)'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8.029cm">
            <draw:object draw:notify-on-update-of-ranges="'time (ms)'.A37:'time (ms)'.A39 'time (ms)'.B36:'time (ms)'.B36 'time (ms)'.B37:'time (ms)'.B39 'time (ms)'.C36:'time (ms)'.C36 'time (ms)'.C37:'time (ms)'.C39 'time (ms)'.D36:'time (ms)'.D36 'time (ms)'.D37:'time (ms)'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ndroid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formula="of:=SUM([.B2:.D2])" office:value-type="float" office:value="1102" calcext:value-type="float">
            <text:p>11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formula="of:=SUM([.H2:.J2])" office:value-type="float" office:value="1323" calcext:value-type="float">
            <text:p>13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formula="of:=SUM([.N2:.P2])"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formula="of:=SUM([.B3:.D3])" office:value-type="float" office:value="1129" calcext:value-type="float">
            <text:p>11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formula="of:=SUM([.H3:.J3])" office:value-type="float" office:value="1187" calcext:value-type="float">
            <text:p>11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formula="of:=SUM([.N3:.P3])"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formula="of:=SUM([.B4:.D4])" office:value-type="float" office:value="1225" calcext:value-type="float">
            <text:p>12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formula="of:=SUM([.H4:.J4])" office:value-type="float" office:value="1154" calcext:value-type="float">
            <text:p>11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formula="of:=SUM([.N4:.P4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formula="of:=SUM([.B5:.D5])" office:value-type="float" office:value="1215" calcext:value-type="float">
            <text:p>1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formula="of:=SUM([.H5:.J5])" office:value-type="float" office:value="1127" calcext:value-type="float">
            <text:p>11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formula="of:=SUM([.N5:.P5])"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formula="of:=SUM([.B6:.D6])" office:value-type="float" office:value="1178" calcext:value-type="float">
            <text:p>11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formula="of:=SUM([.H6:.J6])" office:value-type="float" office:value="1179" calcext:value-type="float">
            <text:p>1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formula="of:=SUM([.N6:.P6])"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formula="of:=SUM([.B7:.D7])" office:value-type="float" office:value="1224" calcext:value-type="float">
            <text:p>12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formula="of:=SUM([.H7:.J7])" office:value-type="float" office:value="1161" calcext:value-type="float">
            <text:p>11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formula="of:=SUM([.N7:.P7])"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formula="of:=SUM([.B8:.D8])" office:value-type="float" office:value="1170" calcext:value-type="float">
            <text:p>11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formula="of:=SUM([.H8:.J8])" office:value-type="float" office:value="1133" calcext:value-type="float">
            <text:p>11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formula="of:=SUM([.N8:.P8])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formula="of:=SUM([.B9:.D9])" office:value-type="float" office:value="1146" calcext:value-type="float">
            <text:p>11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formula="of:=SUM([.H9:.J9])" office:value-type="float" office:value="1162" calcext:value-type="float">
            <text:p>11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formula="of:=SUM([.N9:.P9])"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SUM([.B10:.D10])" office:value-type="float" office:value="1234" calcext:value-type="float">
            <text:p>12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formula="of:=SUM([.H10:.J10])" office:value-type="float" office:value="1195" calcext:value-type="float">
            <text:p>11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formula="of:=SUM([.N10:.P10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formula="of:=SUM([.B11:.D11])" office:value-type="float" office:value="1167" calcext:value-type="float">
            <text:p>11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formula="of:=SUM([.H11:.J11])" office:value-type="float" office:value="1142" calcext:value-type="float">
            <text:p>11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formula="of:=SUM([.N11:.P11])"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formula="of:=SUM([.B12:.D12])" office:value-type="float" office:value="1261" calcext:value-type="float">
            <text:p>12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formula="of:=SUM([.H12:.J12])" office:value-type="float" office:value="1193" calcext:value-type="float">
            <text:p>11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formula="of:=SUM([.N12:.P12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formula="of:=SUM([.B13:.D13])" office:value-type="float" office:value="1197" calcext:value-type="float">
            <text:p>11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formula="of:=SUM([.H13:.J13])" office:value-type="float" office:value="1131" calcext:value-type="float">
            <text:p>11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formula="of:=SUM([.N13:.P13])" office:value-type="float" office:value="786" calcext:value-type="float">
            <text:p>78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os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formula="of:=SUM([.B17:.D17])" office:value-type="float" office:value="1373" calcext:value-type="float">
            <text:p>137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formula="of:=SUM([.H17:.J17])" office:value-type="float" office:value="1659" calcext:value-type="float">
            <text:p>165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formula="of:=SUM([.N17:.P17])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formula="of:=SUM([.B18:.D18])" office:value-type="float" office:value="1362" calcext:value-type="float">
            <text:p>136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formula="of:=SUM([.H18:.J18])" office:value-type="float" office:value="1640" calcext:value-type="float">
            <text:p>164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formula="of:=SUM([.N18:.P18])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formula="of:=SUM([.B19:.D19])" office:value-type="float" office:value="1414" calcext:value-type="float">
            <text:p>141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formula="of:=SUM([.H19:.J19])" office:value-type="float" office:value="1627" calcext:value-type="float">
            <text:p>16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formula="of:=SUM([.N19:.P19])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formula="of:=SUM([.B20:.D20])" office:value-type="float" office:value="1418" calcext:value-type="float">
            <text:p>141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formula="of:=SUM([.H20:.J20])" office:value-type="float" office:value="1784" calcext:value-type="float">
            <text:p>178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formula="of:=SUM([.N20:.P20])"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formula="of:=SUM([.B21:.D21])" office:value-type="float" office:value="1362" calcext:value-type="float">
            <text:p>136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formula="of:=SUM([.H21:.J21])" office:value-type="float" office:value="1593" calcext:value-type="float">
            <text:p>1593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formula="of:=SUM([.N21:.P21])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formula="of:=SUM([.B22:.D22])" office:value-type="float" office:value="1363" calcext:value-type="float">
            <text:p>136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formula="of:=SUM([.H22:.J22])" office:value-type="float" office:value="1513" calcext:value-type="float">
            <text:p>15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formula="of:=SUM([.N22:.P22])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formula="of:=SUM([.B23:.D23])" office:value-type="float" office:value="1452" calcext:value-type="float">
            <text:p>14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formula="of:=SUM([.H23:.J23])" office:value-type="float" office:value="1581" calcext:value-type="float">
            <text:p>158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formula="of:=SUM([.N23:.P23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formula="of:=SUM([.B24:.D24])" office:value-type="float" office:value="1466" calcext:value-type="float">
            <text:p>146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formula="of:=SUM([.H24:.J24])" office:value-type="float" office:value="1502" calcext:value-type="float">
            <text:p>150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formula="of:=SUM([.N24:.P24])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formula="of:=SUM([.B25:.D25])" office:value-type="float" office:value="1349" calcext:value-type="float">
            <text:p>13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formula="of:=SUM([.H25:.J25])" office:value-type="float" office:value="1497" calcext:value-type="float">
            <text:p>149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formula="of:=SUM([.N25:.P25])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formula="of:=SUM([.B26:.D26])" office:value-type="float" office:value="1326" calcext:value-type="float">
            <text:p>132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formula="of:=SUM([.H26:.J26])" office:value-type="float" office:value="1547" calcext:value-type="float">
            <text:p>154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formula="of:=SUM([.N26:.P26])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formula="of:=SUM([.B27:.D27])" office:value-type="float" office:value="1385" calcext:value-type="float">
            <text:p>13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formula="of:=SUM([.H27:.J27])" office:value-type="float" office:value="1532" calcext:value-type="float">
            <text:p>15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formula="of:=SUM([.N27:.P27])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formula="of:=SUM([.B28:.D28])" office:value-type="float" office:value="1496" calcext:value-type="float">
            <text:p>149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formula="of:=SUM([.H28:.J28])" office:value-type="float" office:value="1623" calcext:value-type="float">
            <text:p>162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formula="of:=SUM([.N28:.P28])" office:value-type="float" office:value="1236" calcext:value-type="float">
            <text:p>12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2:.O13])" office:value-type="float" office:value="157.666666666667" calcext:value-type="float">
            <text:p>157,67</text:p>
          </table:table-cell>
          <table:table-cell table:style-name="ce3" table:formula="of:=AVERAGE([.P2:.P13])" office:value-type="float" office:value="583.916666666667" calcext:value-type="float">
            <text:p>583,92</text:p>
          </table:table-cell>
          <table:table-cell table:style-name="ce3" table:formula="of:=AVERAGE([.N2:.N13])" office:value-type="float" office:value="14.25" calcext:value-type="float">
            <text:p>14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2:.I13])" office:value-type="float" office:value="229.083333333333" calcext:value-type="float">
            <text:p>229,08</text:p>
          </table:table-cell>
          <table:table-cell table:style-name="ce3" table:formula="of:=AVERAGE([.J2:.J13])" office:value-type="float" office:value="923.416666666667" calcext:value-type="float">
            <text:p>923,42</text:p>
          </table:table-cell>
          <table:table-cell table:style-name="ce3" table:formula="of:=AVERAGE([.H2:.H13])" office:value-type="float" office:value="21.4166666666667" calcext:value-type="float">
            <text:p>21,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:.C13])" office:value-type="float" office:value="231.25" calcext:value-type="float">
            <text:p>231,25</text:p>
          </table:table-cell>
          <table:table-cell table:style-name="ce3" table:formula="of:=AVERAGE([.D2:.D13])" office:value-type="float" office:value="956.083333333333" calcext:value-type="float">
            <text:p>956,08</text:p>
          </table:table-cell>
          <table:table-cell table:style-name="ce3" table:formula="of:=AVERAGE([.B2:.B13])" office:value-type="float" office:value="0" calcext:value-type="float">
            <text:p>0,0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17:.O28])" office:value-type="float" office:value="300.833333333333" calcext:value-type="float">
            <text:p>300,83</text:p>
          </table:table-cell>
          <table:table-cell table:style-name="ce3" table:formula="of:=AVERAGE([.P17:.P28])" office:value-type="float" office:value="775.5" calcext:value-type="float">
            <text:p>775,50</text:p>
          </table:table-cell>
          <table:table-cell table:style-name="ce3" table:formula="of:=AVERAGE([.N17:.N28])" office:value-type="float" office:value="209.083333333333" calcext:value-type="float">
            <text:p>209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17:.I28])" office:value-type="float" office:value="341.25" calcext:value-type="float">
            <text:p>341,25</text:p>
          </table:table-cell>
          <table:table-cell table:style-name="ce3" table:formula="of:=AVERAGE([.J17:.J28])" office:value-type="float" office:value="1108" calcext:value-type="float">
            <text:p>1108,00</text:p>
          </table:table-cell>
          <table:table-cell table:style-name="ce3" table:formula="of:=AVERAGE([.H17:.H28])" office:value-type="float" office:value="142.25" calcext:value-type="float">
            <text:p>142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17:.C28])" office:value-type="float" office:value="343.25" calcext:value-type="float">
            <text:p>343,25</text:p>
          </table:table-cell>
          <table:table-cell table:style-name="ce3" table:formula="of:=AVERAGE([.D17:.D28])" office:value-type="float" office:value="1053.91666666667" calcext:value-type="float">
            <text:p>1053,92</text:p>
          </table:table-cell>
          <table:table-cell table:style-name="ce3" table:formula="of:=AVERAGE([.B17:.B28])" office:value-type="float" office:value="0" calcext:value-type="float">
            <text:p>0,00</text:p>
          </table:table-cell>
          <table:table-cell table:number-columns-repeated="13"/>
        </table:table-row>
      </table:table>
      <table:table table:name="java_heapdump_size (bytes)" table:style-name="ta1">
        <table:shapes>
          <draw:frame draw:z-index="0" draw:style-name="gr1" draw:text-style-name="P1" svg:width="15.999cm" svg:height="8.999cm" svg:x="6.861cm" svg:y="6.873cm">
            <draw:object draw:notify-on-update-of-ranges="'java_heapdump_size (bytes)'.A17:'java_heapdump_size (bytes)'.A19 'java_heapdump_size (bytes)'.B16:'java_heapdump_size (bytes)'.B16 'java_heapdump_size (bytes)'.B17:'java_heapdump_size (bytes)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d 9.2.2</text:p>
          </table:table-cell>
          <table:table-cell office:value-type="string" calcext:value-type="string">
            <text:p>Prefetch 9.2.2</text:p>
          </table:table-cell>
          <table:table-cell office:value-type="string" calcext:value-type="string">
            <text:p>Prefetch 8.2.1</text:p>
          </table:table-cell>
          <table:table-cell table:number-columns-repeated="5"/>
        </table:table-row>
        <table:table-row table:style-name="ro1">
          <table:table-cell office:value-type="float" office:value="21098125" calcext:value-type="float">
            <text:p>21098125</text:p>
          </table:table-cell>
          <table:table-cell office:value-type="float" office:value="20887349" calcext:value-type="float">
            <text:p>20887349</text:p>
          </table:table-cell>
          <table:table-cell office:value-type="float" office:value="22816422" calcext:value-type="float">
            <text:p>22816422</text:p>
          </table:table-cell>
          <table:table-cell table:number-columns-repeated="5"/>
        </table:table-row>
        <table:table-row table:style-name="ro1">
          <table:table-cell office:value-type="float" office:value="20924213" calcext:value-type="float">
            <text:p>2092421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2814826" calcext:value-type="float">
            <text:p>22814826</text:p>
          </table:table-cell>
          <table:table-cell table:number-columns-repeated="5"/>
        </table:table-row>
        <table:table-row table:style-name="ro1">
          <table:table-cell office:value-type="float" office:value="20924630" calcext:value-type="float">
            <text:p>20924630</text:p>
          </table:table-cell>
          <table:table-cell office:value-type="float" office:value="20789034" calcext:value-type="float">
            <text:p>20789034</text:p>
          </table:table-cell>
          <table:table-cell office:value-type="float" office:value="22816181" calcext:value-type="float">
            <text:p>22816181</text:p>
          </table:table-cell>
          <table:table-cell table:number-columns-repeated="5"/>
        </table:table-row>
        <table:table-row table:style-name="ro1">
          <table:table-cell office:value-type="float" office:value="20923422" calcext:value-type="float">
            <text:p>20923422</text:p>
          </table:table-cell>
          <table:table-cell office:value-type="float" office:value="20789033" calcext:value-type="float">
            <text:p>20789033</text:p>
          </table:table-cell>
          <table:table-cell office:value-type="float" office:value="22815363" calcext:value-type="float">
            <text:p>22815363</text:p>
          </table:table-cell>
          <table:table-cell table:number-columns-repeated="5"/>
        </table:table-row>
        <table:table-row table:style-name="ro1">
          <table:table-cell office:value-type="float" office:value="21012780" calcext:value-type="float">
            <text:p>21012780</text:p>
          </table:table-cell>
          <table:table-cell office:value-type="float" office:value="20788972" calcext:value-type="float">
            <text:p>20788972</text:p>
          </table:table-cell>
          <table:table-cell office:value-type="float" office:value="22815905" calcext:value-type="float">
            <text:p>22815905</text:p>
          </table:table-cell>
          <table:table-cell table:number-columns-repeated="5"/>
        </table:table-row>
        <table:table-row table:style-name="ro1">
          <table:table-cell office:value-type="float" office:value="20923899" calcext:value-type="float">
            <text:p>20923899</text:p>
          </table:table-cell>
          <table:table-cell office:value-type="float" office:value="20788138" calcext:value-type="float">
            <text:p>20788138</text:p>
          </table:table-cell>
          <table:table-cell office:value-type="float" office:value="22816990" calcext:value-type="float">
            <text:p>22816990</text:p>
          </table:table-cell>
          <table:table-cell table:number-columns-repeated="5"/>
        </table:table-row>
        <table:table-row table:style-name="ro1">
          <table:table-cell office:value-type="float" office:value="20922430" calcext:value-type="float">
            <text:p>20922430</text:p>
          </table:table-cell>
          <table:table-cell office:value-type="float" office:value="20791945" calcext:value-type="float">
            <text:p>20791945</text:p>
          </table:table-cell>
          <table:table-cell office:value-type="float" office:value="22816477" calcext:value-type="float">
            <text:p>22816477</text:p>
          </table:table-cell>
          <table:table-cell table:number-columns-repeated="5"/>
        </table:table-row>
        <table:table-row table:style-name="ro1">
          <table:table-cell office:value-type="float" office:value="21008234" calcext:value-type="float">
            <text:p>21008234</text:p>
          </table:table-cell>
          <table:table-cell office:value-type="float" office:value="20789266" calcext:value-type="float">
            <text:p>20789266</text:p>
          </table:table-cell>
          <table:table-cell office:value-type="float" office:value="22816387" calcext:value-type="float">
            <text:p>22816387</text:p>
          </table:table-cell>
          <table:table-cell table:number-columns-repeated="5"/>
        </table:table-row>
        <table:table-row table:style-name="ro1">
          <table:table-cell office:value-type="float" office:value="20921464" calcext:value-type="float">
            <text:p>20921464</text:p>
          </table:table-cell>
          <table:table-cell office:value-type="float" office:value="20788783" calcext:value-type="float">
            <text:p>20788783</text:p>
          </table:table-cell>
          <table:table-cell office:value-type="float" office:value="22815370" calcext:value-type="float">
            <text:p>22815370</text:p>
          </table:table-cell>
          <table:table-cell table:number-columns-repeated="5"/>
        </table:table-row>
        <table:table-row table:style-name="ro1">
          <table:table-cell office:value-type="float" office:value="20921737" calcext:value-type="float">
            <text:p>20921737</text:p>
          </table:table-cell>
          <table:table-cell office:value-type="float" office:value="20788730" calcext:value-type="float">
            <text:p>20788730</text:p>
          </table:table-cell>
          <table:table-cell office:value-type="float" office:value="22817138" calcext:value-type="float">
            <text:p>22817138</text:p>
          </table:table-cell>
          <table:table-cell table:number-columns-repeated="5"/>
        </table:table-row>
        <table:table-row table:style-name="ro1">
          <table:table-cell office:value-type="float" office:value="20921205" calcext:value-type="float">
            <text:p>20921205</text:p>
          </table:table-cell>
          <table:table-cell office:value-type="float" office:value="20789246" calcext:value-type="float">
            <text:p>20789246</text:p>
          </table:table-cell>
          <table:table-cell office:value-type="float" office:value="22815899" calcext:value-type="float">
            <text:p>22815899</text:p>
          </table:table-cell>
          <table:table-cell table:number-columns-repeated="5"/>
        </table:table-row>
        <table:table-row table:style-name="ro1">
          <table:table-cell office:value-type="float" office:value="21010059" calcext:value-type="float">
            <text:p>21010059</text:p>
          </table:table-cell>
          <table:table-cell office:value-type="float" office:value="20886067" calcext:value-type="float">
            <text:p>20886067</text:p>
          </table:table-cell>
          <table:table-cell office:value-type="float" office:value="22816120" calcext:value-type="float">
            <text:p>228161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apdump 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B4:.B15])/1024" office:value-type="float" office:value="20311.4466796875" calcext:value-type="float">
            <text:p>20311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:.B13])/1024" office:value-type="float" office:value="20317.8223470052" calcext:value-type="float">
            <text:p>20317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3:.B14])/1024" office:value-type="float" office:value="20310.5514914773" calcext:value-type="float">
            <text:p>20310,55</text:p>
          </table:table-cell>
          <table:table-cell table:number-columns-repeated="6"/>
        </table:table-row>
      </table:table>
      <table:table table:name="js_heap_snapshot(KB)" table:style-name="ta1">
        <table:shapes>
          <draw:frame draw:z-index="0" draw:style-name="gr1" draw:text-style-name="P1" svg:width="15.999cm" svg:height="8.999cm" svg:x="9.219cm" svg:y="0.073cm">
            <draw:object draw:notify-on-update-of-ranges="'js_heap_snapshot(KB)'.A1:'js_heap_snapshot(KB)'.A1 'js_heap_snapshot(KB)'.A2:'js_heap_snapshot(KB)'.A4 'js_heap_snapshot(KB)'.B1:'js_heap_snapshot(KB)'.B1 'js_heap_snapshot(KB)'.B2:'js_heap_snapshot(KB)'.B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3.505cm" svg:y="10.373cm">
            <draw:object draw:notify-on-update-of-ranges="'js_heap_snapshot(KB)'.A39:'js_heap_snapshot(KB)'.A39 'js_heap_snapshot(KB)'.A40:'js_heap_snapshot(KB)'.A42 'js_heap_snapshot(KB)'.B39:'js_heap_snapshot(KB)'.B39 'js_heap_snapshot(KB)'.B40:'js_heap_snapshot(KB)'.B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eap snapshot size (KB)</text:p>
          </table:table-cell>
          <table:table-cell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5" office:value-type="float" office:value="5509" calcext:value-type="float">
            <text:p>5509</text:p>
          </table:table-cell>
          <table:table-cell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5" office:value-type="float" office:value="5109" calcext:value-type="float">
            <text:p>5109</text:p>
          </table:table-cell>
          <table:table-cell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5" office:value-type="float" office:value="4881" calcext:value-type="float">
            <text:p>4881</text:p>
          </table:table-cell>
          <table:table-cell/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 calcext:value-type="string">
            <text:p>ios prefetch 8.2.1</text:p>
          </table:table-cell>
          <table:table-cell office:value-type="string" calcext:value-type="string">
            <text:p>ios prefetch 9.2.2</text:p>
          </table:table-cell>
          <table:table-cell office:value-type="string" calcext:value-type="string">
            <text:p>ios named 9.2.2</text:p>
          </table:table-cell>
        </table:table-row>
        <table:table-row table:style-name="ro1">
          <table:table-cell office:value-type="float" office:value="936873" calcext:value-type="float">
            <text:p>936873</text:p>
          </table:table-cell>
          <table:table-cell office:value-type="float" office:value="865584" calcext:value-type="float">
            <text:p>865584</text:p>
          </table:table-cell>
          <table:table-cell office:value-type="float" office:value="573867" calcext:value-type="float">
            <text:p>573867</text:p>
          </table:table-cell>
        </table:table-row>
        <table:table-row table:style-name="ro1">
          <table:table-cell office:value-type="float" office:value="940361" calcext:value-type="float">
            <text:p>940361</text:p>
          </table:table-cell>
          <table:table-cell office:value-type="float" office:value="901526" calcext:value-type="float">
            <text:p>901526</text:p>
          </table:table-cell>
          <table:table-cell office:value-type="float" office:value="559638" calcext:value-type="float">
            <text:p>559638</text:p>
          </table:table-cell>
        </table:table-row>
        <table:table-row table:style-name="ro1">
          <table:table-cell office:value-type="float" office:value="942062" calcext:value-type="float">
            <text:p>942062</text:p>
          </table:table-cell>
          <table:table-cell office:value-type="float" office:value="881278" calcext:value-type="float">
            <text:p>881278</text:p>
          </table:table-cell>
          <table:table-cell office:value-type="float" office:value="571950" calcext:value-type="float">
            <text:p>571950</text:p>
          </table:table-cell>
        </table:table-row>
        <table:table-row table:style-name="ro1">
          <table:table-cell office:value-type="float" office:value="920766" calcext:value-type="float">
            <text:p>920766</text:p>
          </table:table-cell>
          <table:table-cell office:value-type="float" office:value="908058" calcext:value-type="float">
            <text:p>908058</text:p>
          </table:table-cell>
          <table:table-cell office:value-type="float" office:value="557606" calcext:value-type="float">
            <text:p>557606</text:p>
          </table:table-cell>
        </table:table-row>
        <table:table-row table:style-name="ro1">
          <table:table-cell office:value-type="float" office:value="928252" calcext:value-type="float">
            <text:p>928252</text:p>
          </table:table-cell>
          <table:table-cell office:value-type="float" office:value="901801" calcext:value-type="float">
            <text:p>901801</text:p>
          </table:table-cell>
          <table:table-cell office:value-type="float" office:value="574528" calcext:value-type="float">
            <text:p>574528</text:p>
          </table:table-cell>
        </table:table-row>
        <table:table-row table:style-name="ro1">
          <table:table-cell office:value-type="float" office:value="948010" calcext:value-type="float">
            <text:p>948010</text:p>
          </table:table-cell>
          <table:table-cell office:value-type="float" office:value="896920" calcext:value-type="float">
            <text:p>896920</text:p>
          </table:table-cell>
          <table:table-cell office:value-type="float" office:value="556974" calcext:value-type="float">
            <text:p>556974</text:p>
          </table:table-cell>
        </table:table-row>
        <table:table-row table:style-name="ro1">
          <table:table-cell office:value-type="float" office:value="927546" calcext:value-type="float">
            <text:p>927546</text:p>
          </table:table-cell>
          <table:table-cell office:value-type="float" office:value="900079" calcext:value-type="float">
            <text:p>900079</text:p>
          </table:table-cell>
          <table:table-cell office:value-type="float" office:value="573254" calcext:value-type="float">
            <text:p>573254</text:p>
          </table:table-cell>
        </table:table-row>
        <table:table-row table:style-name="ro1">
          <table:table-cell office:value-type="float" office:value="930636" calcext:value-type="float">
            <text:p>930636</text:p>
          </table:table-cell>
          <table:table-cell office:value-type="float" office:value="884657" calcext:value-type="float">
            <text:p>884657</text:p>
          </table:table-cell>
          <table:table-cell office:value-type="float" office:value="557660" calcext:value-type="float">
            <text:p>557660</text:p>
          </table:table-cell>
        </table:table-row>
        <table:table-row table:style-name="ro1">
          <table:table-cell office:value-type="float" office:value="938806" calcext:value-type="float">
            <text:p>938806</text:p>
          </table:table-cell>
          <table:table-cell office:value-type="float" office:value="895504" calcext:value-type="float">
            <text:p>895504</text:p>
          </table:table-cell>
          <table:table-cell office:value-type="float" office:value="559502" calcext:value-type="float">
            <text:p>559502</text:p>
          </table:table-cell>
        </table:table-row>
        <table:table-row table:style-name="ro1">
          <table:table-cell office:value-type="float" office:value="945140" calcext:value-type="float">
            <text:p>945140</text:p>
          </table:table-cell>
          <table:table-cell office:value-type="float" office:value="885545" calcext:value-type="float">
            <text:p>885545</text:p>
          </table:table-cell>
          <table:table-cell office:value-type="float" office:value="557949" calcext:value-type="float">
            <text:p>557949</text:p>
          </table:table-cell>
        </table:table-row>
        <table:table-row table:style-name="ro1">
          <table:table-cell office:value-type="float" office:value="942283" calcext:value-type="float">
            <text:p>942283</text:p>
          </table:table-cell>
          <table:table-cell office:value-type="float" office:value="878936" calcext:value-type="float">
            <text:p>878936</text:p>
          </table:table-cell>
          <table:table-cell office:value-type="float" office:value="558394" calcext:value-type="float">
            <text:p>558394</text:p>
          </table:table-cell>
        </table:table-row>
        <table:table-row table:style-name="ro1">
          <table:table-cell office:value-type="float" office:value="911565" calcext:value-type="float">
            <text:p>911565</text:p>
          </table:table-cell>
          <table:table-cell office:value-type="float" office:value="894576" calcext:value-type="float">
            <text:p>894576</text:p>
          </table:table-cell>
          <table:table-cell office:value-type="float" office:value="573980" calcext:value-type="float">
            <text:p>57398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Heap snapshot size (KB)</text:p>
          </table:table-cell>
          <table:table-cell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A25:.A36])/1024" office:value-type="float" office:value="912.459309895833" calcext:value-type="float">
            <text:p>912,46</text:p>
          </table:table-cell>
          <table:table-cell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5:.B36])/1024" office:value-type="float" office:value="870.317708333333" calcext:value-type="float">
            <text:p>870,32</text:p>
          </table:table-cell>
          <table:table-cell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5:.C36])/1024" office:value-type="float" office:value="551.37548828125" calcext:value-type="float">
            <text:p>551,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23:17:08.2988502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20T00:10:55.352811102</dc:date>
    <meta:editing-duration>PT25M51S</meta:editing-duration>
    <meta:editing-cycles>5</meta:editing-cycles>
    <meta:generator>LibreOffice/6.4.2.2$Linux_X86_64 LibreOffice_project/40$Build-2</meta:generator>
    <meta:document-statistic meta:table-count="3" meta:cell-count="42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6.16cm" svg:y="0.316cm" chart:style-name="ch2">
          <text:p>Android load time</text:p>
        </chart:title>
        <chart:subtitle svg:x="6.664cm" svg:y="1.275cm" chart:style-name="ch3">
          <text:p>(lower is better)</text:p>
        </chart:subtitle>
        <chart:legend chart:legend-position="end" svg:x="13.418cm" svg:y="3.697cm" style:legend-expansion="high" chart:style-name="ch4"/>
        <chart:plot-area chart:style-name="ch5" table:cell-range-address="'time (ms)'.A31:'time (ms)'.D34" chart:data-source-has-labels="both" svg:x="1.338cm" svg:y="2.116cm" svg:width="11.76cm" svg:height="6.709cm">
          <chartooo:coordinate-region svg:x="2.897cm" svg:y="2.319cm" svg:width="10.201cm" svg:height="5.854cm"/>
          <chart:axis chart:dimension="x" chart:name="primary-x" chart:style-name="ch6" chartooo:axis-type="auto">
            <chartooo:date-scale/>
            <chart:categories table:cell-range-address="'time (ms)'.A32:'time (ms)'.A34"/>
          </chart:axis>
          <chart:axis chart:dimension="y" chart:name="primary-y" chart:style-name="ch7">
            <chart:title svg:x="0.451cm" svg:y="5.754cm" chart:style-name="ch8">
              <text:p>ms</text:p>
            </chart:title>
            <chart:grid chart:style-name="ch9" chart:class="major"/>
          </chart:axis>
          <chart:series chart:style-name="ch10" chart:values-cell-range-address="'time (ms)'.B32:'time (ms)'.B34" chart:label-cell-address="'time (ms)'.B31:'time (ms)'.B31" chart:class="chart:bar">
            <chart:data-point chart:repeated="3"/>
          </chart:series>
          <chart:series chart:style-name="ch11" chart:values-cell-range-address="'time (ms)'.C32:'time (ms)'.C34" chart:label-cell-address="'time (ms)'.C31:'time (ms)'.C31" chart:class="chart:bar">
            <chart:data-point chart:repeated="3"/>
          </chart:series>
          <chart:series chart:style-name="ch12" chart:values-cell-range-address="'time (ms)'.D32:'time (ms)'.D34" chart:label-cell-address="'time (ms)'.D31:'time (ms)'.D3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1:'time (ms)'.B31</svg:desc>
                </draw:g>
              </table:table-cell>
              <table:table-cell office:value-type="string">
                <text:p>layout (ms)</text:p>
                <draw:g>
                  <svg:desc>'time (ms)'.C31:'time (ms)'.C31</svg:desc>
                </draw:g>
              </table:table-cell>
              <table:table-cell office:value-type="string">
                <text:p>parse (ms)</text:p>
                <draw:g>
                  <svg:desc>'time (ms)'.D31:'time (ms)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2:'time (ms)'.A34</svg:desc>
                </draw:g>
              </table:table-cell>
              <table:table-cell office:value-type="float" office:value="157.666666666667">
                <text:p>157.666666666667</text:p>
                <draw:g>
                  <svg:desc>'time (ms)'.B32:'time (ms)'.B34</svg:desc>
                </draw:g>
              </table:table-cell>
              <table:table-cell office:value-type="float" office:value="583.916666666667">
                <text:p>583.916666666667</text:p>
                <draw:g>
                  <svg:desc>'time (ms)'.C32:'time (ms)'.C34</svg:desc>
                </draw:g>
              </table:table-cell>
              <table:table-cell office:value-type="float" office:value="14.25">
                <text:p>14.25</text:p>
                <draw:g>
                  <svg:desc>'time (ms)'.D32:'time (ms)'.D3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31.25">
                <text:p>231.25</text:p>
              </table:table-cell>
              <table:table-cell office:value-type="float" office:value="956.083333333333">
                <text:p>956.08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9cm" svg:y="0.316cm" chart:style-name="ch2">
          <text:p>iOS load time</text:p>
        </chart:title>
        <chart:subtitle svg:x="6.66cm" svg:y="1.275cm" chart:style-name="ch3">
          <text:p>(lower is better)</text:p>
        </chart:subtitle>
        <chart:legend chart:legend-position="end" svg:x="13.409cm" svg:y="3.695cm" style:legend-expansion="high" chart:style-name="ch4"/>
        <chart:plot-area chart:style-name="ch5" table:cell-range-address="'time (ms)'.A36:'time (ms)'.D39" chart:data-source-has-labels="both" svg:x="1.338cm" svg:y="2.116cm" svg:width="11.751cm" svg:height="6.704cm">
          <chartooo:coordinate-region svg:x="2.897cm" svg:y="2.318cm" svg:width="10.192cm" svg:height="5.85cm"/>
          <chart:axis chart:dimension="x" chart:name="primary-x" chart:style-name="ch6" chartooo:axis-type="auto">
            <chartooo:date-scale/>
            <chart:categories table:cell-range-address="'time (ms)'.A37:'time (ms)'.A39"/>
          </chart:axis>
          <chart:axis chart:dimension="y" chart:name="primary-y" chart:style-name="ch7">
            <chart:title svg:x="0.451cm" svg:y="5.752cm" chart:style-name="ch8">
              <text:p>ms</text:p>
            </chart:title>
            <chart:grid chart:style-name="ch9" chart:class="major"/>
          </chart:axis>
          <chart:series chart:style-name="ch10" chart:values-cell-range-address="'time (ms)'.B37:'time (ms)'.B39" chart:label-cell-address="'time (ms)'.B36:'time (ms)'.B36" chart:class="chart:bar">
            <chart:data-point chart:repeated="3"/>
          </chart:series>
          <chart:series chart:style-name="ch11" chart:values-cell-range-address="'time (ms)'.C37:'time (ms)'.C39" chart:label-cell-address="'time (ms)'.C36:'time (ms)'.C36" chart:class="chart:bar">
            <chart:data-point chart:repeated="3"/>
          </chart:series>
          <chart:series chart:style-name="ch12" chart:values-cell-range-address="'time (ms)'.D37:'time (ms)'.D39" chart:label-cell-address="'time (ms)'.D36:'time (ms)'.D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6:'time (ms)'.B36</svg:desc>
                </draw:g>
              </table:table-cell>
              <table:table-cell office:value-type="string">
                <text:p>layout (ms)</text:p>
                <draw:g>
                  <svg:desc>'time (ms)'.C36:'time (ms)'.C36</svg:desc>
                </draw:g>
              </table:table-cell>
              <table:table-cell office:value-type="string">
                <text:p>parse (ms)</text:p>
                <draw:g>
                  <svg:desc>'time (ms)'.D36:'time (ms)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7:'time (ms)'.A39</svg:desc>
                </draw:g>
              </table:table-cell>
              <table:table-cell office:value-type="float" office:value="300.833333333333">
                <text:p>300.833333333333</text:p>
                <draw:g>
                  <svg:desc>'time (ms)'.B37:'time (ms)'.B39</svg:desc>
                </draw:g>
              </table:table-cell>
              <table:table-cell office:value-type="float" office:value="775.5">
                <text:p>775.5</text:p>
                <draw:g>
                  <svg:desc>'time (ms)'.C37:'time (ms)'.C39</svg:desc>
                </draw:g>
              </table:table-cell>
              <table:table-cell office:value-type="float" office:value="209.083333333333">
                <text:p>209.083333333333</text:p>
                <draw:g>
                  <svg:desc>'time (ms)'.D37:'time (ms)'.D3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343.25">
                <text:p>343.25</text:p>
              </table:table-cell>
              <table:table-cell office:value-type="float" office:value="1053.91666666667">
                <text:p>1053.91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cm" svg:y="0.316cm" chart:style-name="ch2">
          <text:p>Android heapdump size</text:p>
        </chart:title>
        <chart:subtitle svg:x="6.66cm" svg:y="1.275cm" chart:style-name="ch3">
          <text:p>(lower is better)</text:p>
        </chart:subtitle>
        <chart:legend chart:legend-position="end" svg:x="11.951cm" svg:y="4.198cm" style:legend-expansion="high" chart:style-name="ch4"/>
        <chart:plot-area chart:style-name="ch5" table:cell-range-address="'java_heapdump_size (bytes)'.A16:'java_heapdump_size (bytes)'.B19" chart:data-source-has-labels="both" svg:x="1.338cm" svg:y="2.116cm" svg:width="10.293cm" svg:height="6.704cm">
          <chartooo:coordinate-region svg:x="3.098cm" svg:y="2.116cm" svg:width="8.533cm" svg:height="3.904cm"/>
          <chart:axis chart:dimension="x" chart:name="primary-x" chart:style-name="ch6" chartooo:axis-type="auto">
            <chartooo:date-scale/>
            <chart:categories table:cell-range-address="'java_heapdump_size (bytes)'.A17:'java_heapdump_size (bytes)'.A19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ava_heapdump_size (bytes)'.B17:'java_heapdump_size (bytes)'.B19" chart:label-cell-address="'java_heapdump_size (bytes)'.B16:'java_heapdump_size (bytes)'.B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dump size (KB)</text:p>
                <draw:g>
                  <svg:desc>'java_heapdump_size (bytes)'.B16:'java_heapdump_size (bytes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ava_heapdump_size (bytes)'.A17:'java_heapdump_size (bytes)'.A19</svg:desc>
                </draw:g>
              </table:table-cell>
              <table:table-cell office:value-type="float" office:value="20311.4466796875">
                <text:p>20311.4466796875</text:p>
                <draw:g>
                  <svg:desc>'java_heapdump_size (bytes)'.B17:'java_heapdump_size (bytes)'.B1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0317.8223470052">
                <text:p>20317.8223470052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0310.5514914773">
                <text:p>20310.5514914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9cm" svg:y="0.316cm" chart:style-name="ch2">
          <text:p>Android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1:'js_heap_snapshot(KB)'.B4" chart:data-source-has-labels="both" svg:x="1.338cm" svg:y="2.116cm" svg:width="9.639cm" svg:height="6.704cm">
          <chartooo:coordinate-region svg:x="2.394cm" svg:y="2.116cm" svg:width="8.583cm" svg:height="3.904cm"/>
          <chart:axis chart:dimension="x" chart:name="primary-x" chart:style-name="ch6" chartooo:axis-type="auto">
            <chartooo:date-scale/>
            <chart:categories table:cell-range-address="'js_heap_snapshot(KB)'.A2:'js_heap_snapshot(KB)'.A4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2:'js_heap_snapshot(KB)'.B4" chart:label-cell-address="'js_heap_snapshot(KB)'.B1:'js_heap_snapshot(KB)'.B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1:'js_heap_snapshot(KB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s_heap_snapshot(KB)'.A2:'js_heap_snapshot(KB)'.A4</svg:desc>
                </draw:g>
              </table:table-cell>
              <table:table-cell office:value-type="float" office:value="5509">
                <text:p>5509</text:p>
                <draw:g>
                  <svg:desc>'js_heap_snapshot(KB)'.B2:'js_heap_snapshot(KB)'.B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4881">
                <text:p>4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01cm" svg:y="0.316cm" chart:style-name="ch2">
          <text:p>iOS js heap snapshot size</text:p>
        </chart:title>
        <chart:subtitle svg:x="6.66cm" svg:y="1.275cm" chart:style-name="ch3">
          <text:p>(lower is better)</text:p>
        </chart:subtitle>
        <chart:legend chart:legend-position="end" svg:x="11.297cm" svg:y="4.198cm" style:legend-expansion="high" chart:style-name="ch4"/>
        <chart:plot-area chart:style-name="ch5" table:cell-range-address="'js_heap_snapshot(KB)'.A39:'js_heap_snapshot(KB)'.B42" chart:data-source-has-labels="both" svg:x="1.338cm" svg:y="2.116cm" svg:width="9.639cm" svg:height="6.704cm">
          <chartooo:coordinate-region svg:x="2.897cm" svg:y="2.116cm" svg:width="8.08cm" svg:height="3.904cm"/>
          <chart:axis chart:dimension="x" chart:name="primary-x" chart:style-name="ch6" chartooo:axis-type="auto">
            <chartooo:date-scale/>
            <chart:categories table:cell-range-address="'js_heap_snapshot(KB)'.A40:'js_heap_snapshot(KB)'.A42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s_heap_snapshot(KB)'.B40:'js_heap_snapshot(KB)'.B42" chart:label-cell-address="'js_heap_snapshot(KB)'.B39:'js_heap_snapshot(KB)'.B3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snapshot size (KB)</text:p>
                <draw:g>
                  <svg:desc>'js_heap_snapshot(KB)'.B39:'js_heap_snapshot(KB)'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s_heap_snapshot(KB)'.A40:'js_heap_snapshot(KB)'.A42</svg:desc>
                </draw:g>
              </table:table-cell>
              <table:table-cell office:value-type="float" office:value="912.459309895833">
                <text:p>912.459309895833</text:p>
                <draw:g>
                  <svg:desc>'js_heap_snapshot(KB)'.B40:'js_heap_snapshot(KB)'.B42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870.317708333333">
                <text:p>870.317708333333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551.37548828125">
                <text:p>551.3754882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